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ing_20_1">
      <loext:graphic-properties draw:fill="solid" draw:fill-color="#ffffff"/>
      <style:paragraph-properties fo:margin-left="0cm" fo:margin-right="0.529cm" fo:margin-top="0cm" fo:margin-bottom="0.529cm" loext:contextual-spacing="false" fo:text-indent="0cm" style:auto-text-indent="false" fo:background-color="#ffffff"/>
      <style:text-properties fo:color="#252627" style:font-name="Calibri" fo:font-size="12pt" fo:letter-spacing="0.014cm" fo:language="fi" fo:country="FI" fo:font-weight="normal" fo:background-color="#ffffff" style:font-size-asian="12pt" style:font-weight-asian="normal" style:font-name-complex="Arial" style:font-size-complex="12pt"/>
    </style:style>
    <style:style style:name="P2" style:family="paragraph" style:parent-style-name="Heading_20_1">
      <loext:graphic-properties draw:fill="solid" draw:fill-color="#ffffff"/>
      <style:paragraph-properties fo:margin-left="0cm" fo:margin-right="0.529cm" fo:margin-top="0cm" fo:margin-bottom="0.529cm" loext:contextual-spacing="false" fo:text-indent="0cm" style:auto-text-indent="false" fo:background-color="#ffffff"/>
      <style:text-properties fo:color="#252627" style:font-name="Calibri" fo:font-size="18pt" fo:letter-spacing="0.014cm" fo:language="fi" fo:country="FI" fo:font-weight="normal" style:font-size-asian="18pt" style:font-weight-asian="normal" style:font-size-complex="18pt" style:font-weight-complex="normal"/>
    </style:style>
    <style:style style:name="P3" style:family="paragraph" style:parent-style-name="Heading_20_1">
      <loext:graphic-properties draw:fill="solid" draw:fill-color="#ffffff"/>
      <style:paragraph-properties fo:margin-left="0cm" fo:margin-right="0.529cm" fo:margin-top="0cm" fo:margin-bottom="0.529cm" loext:contextual-spacing="false" fo:text-indent="0cm" style:auto-text-indent="false" fo:background-color="#ffffff"/>
    </style:style>
    <style:style style:name="P4" style:family="paragraph" style:parent-style-name="Standard">
      <style:paragraph-properties fo:line-height="115%"/>
    </style:style>
    <style:style style:name="P5" style:family="paragraph" style:parent-style-name="Standard">
      <loext:graphic-properties draw:fill="solid" draw:fill-color="#ffffff"/>
      <style:paragraph-properties fo:line-height="115%" fo:background-color="#ffffff"/>
    </style:style>
    <style:style style:name="P6" style:family="paragraph" style:parent-style-name="Standard">
      <loext:graphic-properties draw:fill="solid" draw:fill-color="#ffffff"/>
      <style:paragraph-properties fo:line-height="115%" fo:background-color="#ffffff"/>
      <style:text-properties fo:color="#26292a" fo:font-size="12pt" fo:language="fi" fo:country="FI" style:font-name-asian="Times New Roman1" style:font-size-asian="12pt" style:language-asian="nb" style:country-asian="NO" style:font-name-complex="Arial" style:font-size-complex="12pt"/>
    </style:style>
    <style:style style:name="P7" style:family="paragraph" style:parent-style-name="Standard">
      <style:text-properties fo:color="#252627" fo:font-size="15pt" fo:letter-spacing="0.014cm" fo:language="fi" fo:country="FI" fo:background-color="#ffffff" style:font-size-asian="15pt" style:font-name-complex="Arial" style:font-size-complex="15pt"/>
    </style:style>
    <style:style style:name="P8" style:family="paragraph" style:parent-style-name="Standard" style:list-style-name="">
      <loext:graphic-properties draw:fill="solid" draw:fill-color="#ffffff"/>
      <style:paragraph-properties fo:margin-top="0cm" fo:margin-bottom="0cm" loext:contextual-spacing="false" fo:line-height="115%" fo:background-color="#ffffff"/>
    </style:style>
    <style:style style:name="P9" style:family="paragraph" style:parent-style-name="Standard" style:list-style-name="" style:master-page-name="Standard">
      <loext:graphic-properties draw:fill="solid" draw:fill-color="#ffffff"/>
      <style:paragraph-properties fo:margin-top="0cm" fo:margin-bottom="0cm" loext:contextual-spacing="false" fo:line-height="115%" style:page-number="auto" fo:background-color="#ffffff"/>
    </style:style>
    <style:style style:name="P10" style:family="paragraph" style:parent-style-name="Standard" style:list-style-name="">
      <loext:graphic-properties draw:fill="solid" draw:fill-color="#ffffff"/>
      <style:paragraph-properties fo:margin-top="0.397cm" fo:margin-bottom="0.397cm" loext:contextual-spacing="false" fo:line-height="100%" fo:background-color="#ffffff"/>
      <style:text-properties fo:color="#26292a" fo:font-size="18pt" fo:letter-spacing="-0.014cm" style:letter-kerning="true" style:font-name-asian="Times New Roman1" style:font-size-asian="18pt" style:language-asian="nb" style:country-asian="NO" style:font-name-complex="Arial" style:font-size-complex="18pt"/>
    </style:style>
    <style:style style:name="P11" style:family="paragraph" style:parent-style-name="Standard" style:list-style-name="">
      <loext:graphic-properties draw:fill="solid" draw:fill-color="#ffffff"/>
      <style:paragraph-properties fo:margin-top="0.397cm" fo:margin-bottom="0.397cm" loext:contextual-spacing="false" fo:line-height="100%" fo:background-color="#ffffff"/>
    </style:style>
    <style:style style:name="P12" style:family="paragraph" style:parent-style-name="Standard">
      <loext:graphic-properties draw:fill="solid" draw:fill-color="#ffffff"/>
      <style:paragraph-properties fo:margin-top="0cm" fo:margin-bottom="0.265cm" loext:contextual-spacing="false" fo:line-height="115%" fo:background-color="#ffffff"/>
    </style:style>
    <style:style style:name="T1" style:family="text">
      <style:text-properties fo:color="#26292a" fo:letter-spacing="-0.014cm" style:letter-kerning="true" style:font-name-asian="Times New Roman1" style:language-asian="nb" style:country-asian="NO" style:font-name-complex="Arial"/>
    </style:style>
    <style:style style:name="T2" style:family="text">
      <style:text-properties fo:color="#26292a" fo:font-size="18pt" fo:letter-spacing="-0.014cm" fo:language="fi" fo:country="FI" style:letter-kerning="true" style:font-name-asian="Times New Roman1" style:font-size-asian="18pt" style:language-asian="nb" style:country-asian="NO" style:font-name-complex="Arial" style:font-size-complex="18pt"/>
    </style:style>
    <style:style style:name="T3" style:family="text">
      <style:text-properties fo:color="#26292a" fo:font-size="18pt" fo:letter-spacing="-0.014cm" style:letter-kerning="true" style:font-name-asian="Times New Roman1" style:font-size-asian="18pt" style:language-asian="nb" style:country-asian="NO" style:font-name-complex="Arial" style:font-size-complex="18pt"/>
    </style:style>
    <style:style style:name="T4" style:family="text">
      <style:text-properties fo:color="#26292a" fo:font-size="12pt" fo:language="fi" fo:country="FI" style:font-name-asian="Times New Roman1" style:font-size-asian="12pt" style:language-asian="nb" style:country-asian="NO" style:font-name-complex="Arial" style:font-size-complex="12pt"/>
    </style:style>
    <style:style style:name="T5" style:family="text">
      <style:text-properties fo:color="#26292a" fo:font-size="12pt" style:font-name-asian="Times New Roman1" style:font-size-asian="12pt" style:language-asian="nb" style:country-asian="NO" style:font-name-complex="Arial" style:font-size-complex="12pt"/>
    </style:style>
    <style:style style:name="T6" style:family="text">
      <style:text-properties fo:font-size="12pt" fo:language="fi" fo:country="FI" style:font-size-asian="12pt" style:font-size-complex="12pt"/>
    </style:style>
    <style:style style:name="T7" style:family="text">
      <style:text-properties fo:font-size="12pt" style:font-size-asian="12pt" style:font-size-complex="12pt"/>
    </style:style>
    <style:style style:name="T8" style:family="text">
      <style:text-properties fo:color="#252627" style:font-name="Calibri" fo:font-size="12pt" fo:letter-spacing="0.014cm" fo:language="fi" fo:country="FI" fo:font-weight="normal" fo:background-color="#ffffff" loext:char-shading-value="0" style:font-size-asian="12pt" style:font-weight-asian="normal" style:font-name-complex="Arial" style:font-size-complex="12pt"/>
    </style:style>
    <style:style style:name="T9" style:family="text">
      <style:text-properties fo:color="#252627" style:font-name="Calibri" fo:font-size="12pt" fo:letter-spacing="0.014cm" fo:language="fi" fo:country="FI" fo:font-weight="normal" style:font-size-asian="12pt" style:font-weight-asian="normal" style:font-size-complex="12pt" style:font-weight-complex="normal"/>
    </style:style>
    <style:style style:name="T10" style:family="text">
      <style:text-properties fo:color="#252627" style:font-name="Calibri" fo:font-size="12pt" fo:letter-spacing="0.014cm" fo:font-weight="normal" fo:background-color="#ffffff" loext:char-shading-value="0" style:font-size-asian="12pt" style:font-weight-asian="normal" style:font-name-complex="Arial" style:font-size-complex="12pt"/>
    </style:style>
    <style:style style:name="T11" style:family="text">
      <style:text-properties fo:color="#252627" style:font-name="Calibri" fo:font-size="12pt" fo:letter-spacing="0.014cm" fo:font-weight="normal" style:font-size-asian="12pt" style:font-weight-asian="normal" style:font-size-complex="12pt" style:font-weight-complex="normal"/>
    </style:style>
    <style:style style:name="T12" style:family="text">
      <style:text-properties fo:color="#252627" style:font-name="Calibri" fo:font-size="18pt" fo:letter-spacing="0.014cm" fo:language="fi" fo:country="FI" fo:font-weight="normal" style:font-size-asian="18pt" style:font-weight-asian="normal" style:font-size-complex="18pt" style:font-weight-complex="normal"/>
    </style:style>
    <style:style style:name="T13" style:family="text">
      <style:text-properties fo:color="#252627" style:font-name="Calibri" fo:font-size="18pt" fo:letter-spacing="0.014cm" fo:font-weight="normal" style:font-size-asian="18pt" style:font-weight-asian="normal" style:font-size-complex="18pt" style:font-weight-complex="normal"/>
    </style:style>
    <style:style style:name="T14" style:family="text">
      <style:text-properties fo:color="#252627" fo:font-size="12pt" fo:letter-spacing="0.014cm" fo:background-color="#ffffff" loext:char-shading-value="0" style:font-size-asian="12pt" style:font-name-complex="Arial" style:font-size-complex="12pt"/>
    </style:style>
    <style:style style:name="T15" style:family="text">
      <style:text-properties style:font-name="Calibri" fo:font-size="12pt" fo:language="fi" fo:country="FI" fo:font-weight="normal" style:font-size-asian="12pt" style:font-weight-asian="normal" style:font-size-complex="12pt"/>
    </style:style>
    <style:style style:name="T16" style:family="text">
      <style:text-properties style:font-name="Calibri Light" fo:font-size="12pt" fo:language="fi" fo:country="FI"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T1">NRK Kvensk / Tre tekster </text:span></text:h>
      <text:h text:style-name="P8" text:outline-level="1"><text:span text:style-name="T1">Oversatt til kvensk av Kainun institutti – Kvensk institutt 05.04.2018 / Pirjo Paavalniemi</text:span><text:bookmark text:name="_GoBack"/></text:h>
      <text:h text:style-name="P10" text:outline-level="1"/>
      <text:h text:style-name="P11" text:outline-level="1"><text:span text:style-name="T2">Kalttiissa uiminen, sauna ja karjalaiset piirakat</text:span></text:h>
      <text:p text:style-name="P5"><text:span text:style-name="T4">Bente Imerslund kasus ylös Hedmarkussa, mutta hänelä oli tasan kaippaus pohjaisheen.</text:span></text:p>
      <text:p text:style-name="P5"><text:span text:style-name="T4">Aikkaa myöten hän alkoi opettaajaksi Raisissa. Sielä hän kokos kvääninkielissii paikan- ja ihmistennimmii ja kirjoitti suomen kielen oppikirjan. Hän opastui kvääniin sisarkanssoin kans Suomessa, Ruottissa, Unkarissa ja Eestissä, ja kans Ryssän karjalaisten, vepsäläisten ja inkeriläisten kans. Hänen syämenassiit oon kalttiissa uiminen, saunominen ja karjalaiset piirakat.</text:span></text:p>
      <text:p text:style-name="P5"><text:span text:style-name="T4">Katto </text:span><text:span text:style-name="T6">Anstein Mikkelsenin programin Bente Imerslundin ympäri tästä.</text:span></text:p>
      <text:p text:style-name="P6"/>
      <text:h text:style-name="P11" text:outline-level="1"><text:span text:style-name="T3">Isbading, sauna og karelske piroger</text:span></text:h>
      <text:p text:style-name="P5"><text:span text:style-name="T5">Hun vokste opp på Hedmarken, men Bente Imerslund hadde alltid en lengsel mot nord.</text:span></text:p>
      <text:p text:style-name="P12"><text:span text:style-name="T5">Etterhvert slo hun seg ned som lærer i Nordreisa. Der samlet hun kvenske steds- og personnavn og skrev lærebøker i finsk. Fra kvenene fulgte hun trådene til deres søskenfolk i Finland, Sverige og Ungarn, til Estland og til karelere, vepsere og ingermannlendinger i Russland. Hennes store lidenskaper er isbading og sauna - og karelske piroger.</text:span></text:p>
      <text:p text:style-name="P4"><text:span text:style-name="T7">Se Anstein Mikkelsens program om Bente Imerslund her.</text:span></text:p>
      <text:p text:style-name="Standard"><text:span text:style-name="T6">---------------------------------------------------------------------------------------------------------------</text:span></text:p>
      <text:h text:style-name="P1" text:outline-level="1"/>
      <text:h text:style-name="P3" text:outline-level="1"><text:span text:style-name="T8">Lapsena ei Reidun Mellem saanu oppiat hänen esivanhiimitten suomen kieltä. Mutta ko hän kohtas tulevan oman isänän, Ågen, ja tuli tietämhään ette hän oli Suomalaismettän suomalaista sukua, niin het kumpiki päätethiin alkaat kväänin kulttuurin ja kielen elämänpitukaisheen opphiin. </text:span></text:h>
      <text:h text:style-name="P1" text:outline-level="1"/>
      <text:h text:style-name="P3" text:outline-level="1"><text:span text:style-name="T10">Som barn fikk ikke Reidun Mellem lære sine forfedres finske språk. Men da hun traff sin tilkommende ektemann Åge og oppdaget at han var av finsk ætt fra Finnskogen, kastet de to seg over et livslangt studium av kvensk kultur og språk.</text:span><text:span text:style-name="T11"> </text:span></text:h>
      <text:p text:style-name="Standard"><text:span text:style-name="T6">---------------------------------------------------------------------------------------------------------------</text:span></text:p>
      <text:p text:style-name="P7"/>
      <text:h text:style-name="P3" text:outline-level="1"><text:span text:style-name="T12">Siivet ja juuret</text:span></text:h>
      <text:h text:style-name="P3" text:outline-level="1"><text:span text:style-name="T9">Kjell Johansen oon pensioneerattu ”bushlenttääjä”. Koko elämän oon hän lentäny ihmissii, tavaraa ja appuu paikkhoin mihin muutoin oon vaikkee päästä. Mutta tasan oon hänelä kaippaus kothiin, Lemmijovenlakshoon ja omile juurile. </text:span></text:h>
      <text:h text:style-name="P3" text:outline-level="1"><text:span text:style-name="T9">Lenttääjän elämä oon vieny Kjell Johansenin mailman syrjäisimphiin paikkhoin. </text:span><text:span text:style-name="T15">Hän oon lentäny hätäappuu sota-aloile, kuljettannu loukhaantunheita, ja frahanu tavaraa ja väkkee auttiimaan öljykentile. Hän oon lentäny Twin-otterilla Angolassa, Etiopiassa, Burmassa, Saudi-Arabiassa ja monessa muussa maassa… <text:s/></text:span></text:h>
      <text:h text:style-name="P2" text:outline-level="1"/>
      <text:h text:style-name="P3" text:outline-level="1"><text:span text:style-name="T13">Vinger og røtter</text:span></text:h>
      <text:p text:style-name="Standard"><text:span text:style-name="T14">Kjell Johansen er pensjonert "bushflyger". Hele livet har han flydd mennesker, materiell og hjelpesendinger til de mest utilgjengelige steder. Men alltid har han søkt hjemover, til Lakselvdalen og røttene der.</text:span></text:p>
      <text:p text:style-name="Standard"><text:soft-page-break/><text:span text:style-name="T14">Et liv som pilot har brakt Kjell Johansen til de fjerneste kanter av kloden. Han har fløyet hjelpesendinger i krigsområder, transportert sårede og fløyet utstyr og personell til oljeselskaper i ørkenen. Han har sittet bak spakene i Twin-ottere i Angola, Etiopia, Burma, Saudi Arabia og mange andre...</text:span></text:p>
      <text:p text:style-name="Standard"><text:span text:style-name="T1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nb" style:country-asian="NO"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nrk-sr" style:family="text" style:parent-style-name="Default_20_Paragraph_20_Font"/>
    <style:style style:name="Overskrift_20_1_20_Tegn" style:display-name="Overskrift 1 Tegn"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nb" style:country-asian="NO" style:font-weight-asian="bold" style:font-name-complex="Times New Roman1" style:font-family-complex="'Times New Roman'" style:font-family-generic-complex="system" style:font-pitch-complex="variable" style:font-size-complex="24pt" style:font-weight-complex="bold"/>
    </style:style>
    <style:style style:name="Overskrift_20_3_20_Tegn" style:display-name="Overskrift 3 Tegn" style:family="text" style:parent-style-name="Default_20_Paragraph_20_Font">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aila Lanes</meta:initial-creator>
    <dc:creator>Pirjo Paavalniemi</dc:creator>
    <meta:editing-cycles>4</meta:editing-cycles>
    <meta:creation-date>2018-04-05T10:15:00</meta:creation-date>
    <dc:date>2019-03-04T09:24:00</dc:date>
    <meta:editing-duration>PT2M</meta:editing-duration>
    <meta:generator>LibreOffice/6.4.6.2$Linux_X86_64 LibreOffice_project/40$Build-2</meta:generator>
    <meta:document-statistic meta:table-count="0" meta:image-count="0" meta:object-count="0" meta:page-count="2" meta:paragraph-count="21" meta:word-count="400" meta:character-count="3101" meta:non-whitespace-character-count="2715"/>
    <meta:user-defined meta:name="AppVersion">16.0000</meta:user-defined>
    <meta:user-defined meta:name="Company">Norsk Rikskringkast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544280261</meta:user-defined>
    <meta:user-defined meta:name="_AuthorEmail" meta:value-type="string">laila.lanes@nrk.no</meta:user-defined>
    <meta:user-defined meta:name="_AuthorEmailDisplayName" meta:value-type="string">Laila Lanes</meta:user-defined>
    <meta:user-defined meta:name="_EmailSubject" meta:value-type="string">Tre små tekster til oversetting</meta:user-defined>
    <meta:user-defined meta:name="_NewReviewCycle" meta:value-type="string"/>
    <meta:template xlink:type="simple" xlink:actuate="onRequest" xlink:title="Normal.dotm" xlink:href=""/>
  </office:meta>
</office:document-meta>
</file>